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<text:tab/><text:tab/>23<text:tab/><text:tab/>लाल त्रिभुज है नीला त्रिभुज है</text:p>
      <text:p text:style-name="Standard">24<text:tab/><text:tab/>61<text:tab/><text:tab/>लाल त्रिभुज बड़ा है नीला त्रिभुज छोटा है</text:p>
      <text:p text:style-name="Standard">62<text:tab/><text:tab/>100<text:tab/><text:tab/>लाल त्रिभुज नीला त्रिभुज सटे हुए हैं</text:p>
      <text:p text:style-name="Standard">101<text:tab/><text:tab/>120<text:tab/><text:tab/>वो दोनो घूम रहे हैं</text:p>
      <text:p text:style-name="Standard">121<text:tab/><text:tab/>185<text:tab/><text:tab/>नीला त्रिभुज अब अंदर है लाल त्रिभुज बाहर है</text:p>
      <text:p text:style-name="Standard">186<text:tab/><text:tab/>226<text:tab/><text:tab/>लाल त्रिभुज वापस अंदर नीले त्रिभुज के पास गया</text:p>
      <text:p text:style-name="Standard">227<text:tab/><text:tab/>288<text:tab/><text:tab/>नीला त्रिभुज वापस लाल त्रिभुज को बाहर धकेल दिया</text:p>
      <text:p text:style-name="Standard">289<text:tab/><text:tab/>310<text:tab/><text:tab/>लाल त्रिभुज वापस अंदर आया</text:p>
      <text:p text:style-name="Standard">311<text:tab/><text:tab/>363<text:tab/><text:tab/>इस बार उसने नीले त्रिभुज को बाहर धकेलने का प्रयास कर रहा है</text:p>
      <text:p text:style-name="Standard">364<text:tab/><text:tab/>417<text:tab/><text:tab/>लेकिन नीला त्रिभुज बाहर नही जाने का प्रयास कर रहा है</text:p>
      <text:p text:style-name="Standard">418<text:tab/><text:tab/>445<text:tab/><text:tab/>लेकिन नीले त्रिभुज को बाहर जाना पड़ा</text:p>
      <text:p text:style-name="Standard">446<text:tab/><text:tab/>473<text:tab/><text:tab/>लाल त्रिभुज ने रास्ता रोक दिया</text:p>
      <text:p text:style-name="Standard">474<text:tab/><text:tab/>498<text:tab/><text:tab/>ताकि नीला त्रिभुज अंदर ना आ पाए</text:p>
      <text:p text:style-name="Standard">499<text:tab/><text:tab/>526<text:tab/><text:tab/>नीला त्रिभुज घूम रहा है</text:p>
      <text:p text:style-name="Standard">527<text:tab/><text:tab/>570<text:tab/><text:tab/>तभी लाल त्रिभुज ने बाहर आकर नीले त्रिभुज को पकड़ लिया</text:p>
      <text:p text:style-name="Standard">571<text:tab/><text:tab/>598<text:tab/><text:tab/>अब दोनो वापस घूम रहे है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wakar Chauhan</meta:initial-creator>
    <meta:creation-date>2013-01-19T23:48:08</meta:creation-date>
    <dc:date>2013-01-19T23:58:29</dc:date>
    <dc:creator>Diwakar Chauhan</dc:creator>
    <meta:editing-duration>PT10M7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6" meta:word-count="156" meta:character-count="531" meta:non-whitespace-character-count="359"/>
  </office:meta>
</office:document-meta>
</file>